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8.531cm" fo:margin-left="-0.628cm" table:align="left" style:writing-mode="lr-tb"/>
    </style:style>
    <style:style style:name="Table12.A" style:family="table-column">
      <style:table-column-properties style:column-width="18.531cm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Table7" style:family="table">
      <style:table-properties style:width="17.903cm" table:align="margins" style:writing-mode="lr-tb"/>
    </style:style>
    <style:style style:name="Table7.A" style:family="table-column">
      <style:table-column-properties style:column-width="17.903cm" style:rel-column-width="65535*"/>
    </style:style>
    <style:style style:name="Table7.A1" style:family="table-cell">
      <style:table-cell-properties fo:padding="0.097cm" fo:border="0.05pt solid #000000"/>
    </style:style>
    <style:style style:name="Table11" style:family="table">
      <style:table-properties style:width="17.903cm" table:align="margins" style:writing-mode="lr-tb"/>
    </style:style>
    <style:style style:name="Table11.A" style:family="table-column">
      <style:table-column-properties style:column-width="17.903cm" style:rel-column-width="65535*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Table_20_Contents">
      <style:text-properties officeooo:rsid="00094264" officeooo:paragraph-rsid="00094264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0e18b3" officeooo:paragraph-rsid="000e18b3"/>
    </style:style>
    <style:style style:name="P9" style:family="paragraph" style:parent-style-name="Table_20_Contents">
      <style:text-properties officeooo:paragraph-rsid="000e18b3"/>
    </style:style>
    <style:style style:name="P10" style:family="paragraph" style:parent-style-name="Table_20_Contents">
      <style:text-properties officeooo:rsid="000f5cb9" officeooo:paragraph-rsid="000f5cb9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18b3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Formulario de auto-evaluación</text:p>
            <text:p text:style-name="Header">Sesión 3. Monitorización del sistema.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Jose Luis Izquierdo Mañas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3">0</text:span>…... minutos.</text:p>
      <text:p text:style-name="Standard">1. He resuelto todas las dudas que tenía antes de iniciar la sesión de prácticas: …<text:span text:style-name="T3">si</text:span>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b) Cuestionario de conocimientos adquiridos.</text:p>
      <text:p text:style-name="Standard"><text:soft-page-break/>Mi solución a la <text:span text:style-name="T2">actividad 3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Tras ejecutar la orden uptime:</text:p>
            <text:p text:style-name="P8">hulidex@GE60-2PC:~$ uptime</text:p>
            <text:p text:style-name="P8"><text:s/>00:15:56 up <text:s/>4:10, <text:s/>1 user, <text:s/>load average: 0,12, 0,21, 0,17</text:p>
            <text:p text:style-name="P8"/>
            <text:p text:style-name="P8">¿Cuanto tiempo lleva en marcha el sistema?</text:p>
            <text:p text:style-name="P8">el sistema lleva 4 horas y 10 minutos en marcha</text:p>
            <text:p text:style-name="P8"/>
            <text:p text:style-name="P8">¿Cuantos usuarios hay trabajando?</text:p>
            <text:p text:style-name="P8">Hay un sólo usuario</text:p>
            <text:p text:style-name="P8"/>
            <text:p text:style-name="P8">¿Cuál es la carga media del sistema en los últimos 15 minutos?</text:p>
            <text:p text:style-name="P8">La carga media en los últimos 15 minutos es de 0,17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3.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8">código del script:</text:p>
            <text:p text:style-name="P8"/>
            <text:p text:style-name="P8">inicio=0</text:p>
            <text:p text:style-name="P8">while [ $inicio -lt $1 ]</text:p>
            <text:p text:style-name="P8">do</text:p>
            <text:p text:style-name="P8"><text:tab/>sleep 1</text:p>
            <text:p text:style-name="P8"><text:tab/>inicio=`expr $inicio + 1`</text:p>
            <text:p text:style-name="P8">done</text:p>
            <text:p text:style-name="P8"/>
            <text:p text:style-name="P8">echo "Valor $inicio"</text:p>
            <text:p text:style-name="P8">exit</text:p>
            <text:p text:style-name="P8"/>
            <text:p text:style-name="P8"/>
            <text:p text:style-name="P8"/>
            <text:p text:style-name="P8"><text:soft-page-break/>En considerado interesante añadir la orden sleep en cada iteración del bucle para que realmente haya una espera entre iteración e iteración...</text:p>
            <text:p text:style-name="P8"/>
            <text:p text:style-name="P8">Lanzamos 3 procesos:</text:p>
            <text:p text:style-name="P8">hulidex@GE60-2PC:~$ time ./ejer2_scrip.sh 70000 &amp;</text:p>
            <text:p text:style-name="P8">[1] 22274</text:p>
            <text:p text:style-name="P8">hulidex@GE60-2PC:~$ time ./ejer2_scrip.sh 70000 &amp;</text:p>
            <text:p text:style-name="P8">[2] 24414</text:p>
            <text:p text:style-name="P8">hulidex@GE60-2PC:~$ time ./ejer2_scrip.sh 70000 &amp;</text:p>
            <text:p text:style-name="P8">[3] 26409</text:p>
            <text:p text:style-name="P8">Comprobamos su estado:</text:p>
            <text:p text:style-name="P8">hulidex@GE60-2PC:~$ ps -l</text:p>
            <text:p text:style-name="P8">F S <text:s text:c="2"/>UID <text:s text:c="2"/>PID <text:s/>PPID <text:s/>C PRI <text:s/>NI ADDR SZ WCHAN <text:s/>TTY <text:s text:c="9"/>TIME CMD</text:p>
            <text:p text:style-name="P8">0 S <text:s/>1000 <text:s/>2365 <text:s/>4254 <text:s/>0 <text:s/>80 <text:s text:c="2"/>0 - 10487 wait <text:s text:c="2"/>pts/4 <text:s text:c="3"/>00:00:00 bash</text:p>
            <text:p text:style-name="P8">0 R <text:s/>1000 18005 <text:s/>2365 <text:s/>0 <text:s/>80 <text:s text:c="2"/>0 - 12005 - <text:s text:c="5"/>pts/4 <text:s text:c="3"/>00:00:00 ps</text:p>
            <text:p text:style-name="P8">1 S <text:s/>1000 22274 <text:s/>2365 <text:s/>0 <text:s/>80 <text:s text:c="2"/>0 - 10487 wait <text:s text:c="2"/>pts/4 <text:s text:c="3"/>00:00:00 bash</text:p>
            <text:p text:style-name="P8">1 S <text:s/>1000 22276 22274 14 <text:s/>80 <text:s text:c="2"/>0 - 10487 pipe_w pts/4 <text:s text:c="3"/>00:00:01 bash</text:p>
            <text:p text:style-name="P8">1 S <text:s/>1000 24414 <text:s/>2365 <text:s/>0 <text:s/>80 <text:s text:c="2"/>0 - 10487 wait <text:s text:c="2"/>pts/4 <text:s text:c="3"/>00:00:00 bash</text:p>
            <text:p text:style-name="P8">1 S <text:s/>1000 24415 24414 13 <text:s/>80 <text:s text:c="2"/>0 - 10487 pipe_w pts/4 <text:s text:c="3"/>00:00:00 bash</text:p>
            <text:p text:style-name="P8">1 S <text:s/>1000 26409 <text:s/>2365 <text:s/>0 <text:s/>80 <text:s text:c="2"/>0 - 10487 wait <text:s text:c="2"/>pts/4 <text:s text:c="3"/>00:00:00 bash</text:p>
            <text:p text:style-name="P8">1 S <text:s/>1000 26413 26409 14 <text:s/>80 <text:s text:c="2"/>0 - 10487 pipe_w pts/4 <text:s text:c="3"/>00:00:00 bash</text:p>
            <text:p text:style-name="P8"/>
            <text:p text:style-name="P8">Como podemos contemplar nuestros procesos se han creado todos con la prioridad 80</text:p>
            <text:p text:style-name="P8">Modificamos la prioridad de dos de ellos:</text:p>
            <text:p text:style-name="P8">hulidex@GE60-2PC:~$ sudo renice -20 22274</text:p>
            <text:p text:style-name="P8">22274 (process ID) old priority 0, new priority -20</text:p>
            <text:p text:style-name="P8">hulidex@GE60-2PC:~$ renice 19 26409</text:p>
            <text:p text:style-name="P8">26409 (process ID) old priority 0, new priority 19</text:p>
            <text:p text:style-name="P8"/>
            <text:p text:style-name="P8">Volvemos a comprobar el estado de los procesos:</text:p>
            <text:p text:style-name="P8">hulidex@GE60-2PC:~$ ps -l</text:p>
            <text:p text:style-name="P8"><text:soft-page-break/>F S <text:s text:c="2"/>UID <text:s text:c="2"/>PID <text:s/>PPID <text:s/>C PRI <text:s/>NI ADDR SZ WCHAN <text:s/>TTY <text:s text:c="9"/>TIME CMD</text:p>
            <text:p text:style-name="P8">0 S <text:s/>1000 <text:s/>2365 <text:s/>4254 <text:s/>0 <text:s/>80 <text:s text:c="2"/>0 - 10487 wait <text:s text:c="2"/>pts/4 <text:s text:c="3"/>00:00:00 bash</text:p>
            <text:p text:style-name="P8">1 S <text:s/>1000 22274 <text:s/>2365 <text:s/>0 <text:s/>60 -20 - 10487 wait <text:s text:c="2"/>pts/4 <text:s text:c="3"/>00:00:00 bash</text:p>
            <text:p text:style-name="P8">1 S <text:s/>1000 22276 22274 15 <text:s/>80 <text:s text:c="2"/>0 - 10487 pipe_w pts/4 <text:s text:c="3"/>00:00:05 bash</text:p>
            <text:p text:style-name="P8">1 S <text:s/>1000 24414 <text:s/>2365 <text:s/>0 <text:s/>80 <text:s text:c="2"/>0 - 10487 wait <text:s text:c="2"/>pts/4 <text:s text:c="3"/>00:00:00 bash</text:p>
            <text:p text:style-name="P8">1 S <text:s/>1000 24415 24414 14 <text:s/>80 <text:s text:c="2"/>0 - 10487 pipe_w pts/4 <text:s text:c="3"/>00:00:04 bash</text:p>
            <text:p text:style-name="P8">0 R <text:s/>1000 24868 <text:s/>2365 <text:s/>0 <text:s/>80 <text:s text:c="2"/>0 - 12005 - <text:s text:c="5"/>pts/4 <text:s text:c="3"/>00:00:00 ps</text:p>
            <text:p text:style-name="P8">1 R <text:s/>1000 24873 24415 <text:s/>0 <text:s/>80 <text:s text:c="2"/>0 - 10487 - <text:s text:c="5"/>pts/4 <text:s text:c="3"/>00:00:00 bash</text:p>
            <text:p text:style-name="P8">1 R <text:s/>1000 24879 22276 <text:s/>0 <text:s/>80 <text:s text:c="2"/>0 - 10487 - <text:s text:c="5"/>pts/4 <text:s text:c="3"/>00:00:00 bash</text:p>
            <text:p text:style-name="P8">1 S <text:s/>1000 26409 <text:s/>2365 <text:s/>0 <text:s/>99 <text:s/>19 - 10487 wait <text:s text:c="2"/>pts/4 <text:s text:c="3"/>00:00:00 bash</text:p>
            <text:p text:style-name="P8">1 S <text:s/>1000 26413 26409 15 <text:s/>80 <text:s text:c="2"/>0 - 10487 pipe_w pts/4 <text:s text:c="3"/>00:00:04 bash</text:p>
            <text:p text:style-name="P8"/>
            <text:p text:style-name="P8">Ahora podemos apreciar <text:s/>ahora la columna "NI" está modificada con respecto a la gráfica anterior, debido</text:p>
            <text:p text:style-name="P8">a los cambios de prioridad realizados, además hay que notar que el proceso con PID 22274 será el que más </text:p>
            <text:p text:style-name="P8">prioridad tenga, el proceso con PID 26409 será el que menos prioridad tendrá y los demás tienen la misma prioridad.</text:p>
            <text:p text:style-name="P8">Tiempo de ejecución del proceso con PID 22274</text:p>
            <text:p text:style-name="P8">real<text:tab/>1m14.471s</text:p>
            <text:p text:style-name="P8">user<text:tab/>0m2.468s</text:p>
            <text:p text:style-name="P8">sys<text:tab/>0m9.044s</text:p>
            <text:p text:style-name="P8"/>
            <text:p text:style-name="P8">Tiempo de ejecución del proceso con PID 24414</text:p>
            <text:p text:style-name="P8">real<text:tab/>1m14.483s</text:p>
            <text:p text:style-name="P8">user<text:tab/>0m2.396s</text:p>
            <text:p text:style-name="P8">sys<text:tab/>0m8.828s</text:p>
            <text:p text:style-name="P8">Tiempo de ejecución del proceso con PID 26409</text:p>
            <text:p text:style-name="P8">real<text:tab/>1m14.571s</text:p>
            <text:p text:style-name="P8">user<text:tab/>0m2.616s</text:p>
            <text:p text:style-name="P9"><text:span text:style-name="T3">sys<text:tab/>0m8.708s</text:span></text:p>
            <text:p text:style-name="P9"/>
          </table:table-cell>
        </table:table-row>
      </table:table>
      <text:p text:style-name="Standard"/>
      <text:p text:style-name="Standard"><text:soft-page-break/>Mi solución a la <text:span text:style-name="T2">actividad 3.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8">tras ejecutar la orden:</text:p>
            <text:p text:style-name="P8">hulidex@GE60-2PC:~$ mpstat 5 36</text:p>
            <text:p text:style-name="P8">Linux 4.4.0-45-generic (GE60-2PC) <text:tab/>27/10/16 <text:tab/>_x86_64_<text:tab/>(4 CPU)</text:p>
            <text:p text:style-name="P8">...</text:p>
            <text:p text:style-name="P8">01:58:31 <text:s text:c="4"/>CPU <text:s text:c="3"/>%usr <text:s text:c="2"/>%nice <text:s text:c="3"/>%sys %iowait <text:s text:c="3"/>%irq <text:s text:c="2"/>%soft <text:s/>%steal <text:s/>%guest <text:s/>%gnice <text:s text:c="2"/>%idle</text:p>
            <text:p text:style-name="P8">Average: <text:s text:c="4"/>all <text:s text:c="2"/>10,46 <text:s text:c="3"/>0,00 <text:s text:c="2"/>20,45 <text:s text:c="3"/>1,90 <text:s text:c="3"/>0,00 <text:s text:c="3"/>0,04 <text:s text:c="3"/>0,00 <text:s text:c="3"/>0,00 <text:s text:c="3"/>0,00 <text:s text:c="2"/>67,15</text:p>
            <text:p text:style-name="P8">a) ¿Qué porcentaje de tiempo de CPU se ha usado para atender interrupciones hardware?</text:p>
            <text:p text:style-name="P8"><text:tab/>0,00%</text:p>
            <text:p text:style-name="P8">Orden usada: mpstat</text:p>
            <text:p text:style-name="P8">b) ¿Y qué porcentaje en tratar interrupciones software?</text:p>
            <text:p text:style-name="P8"><text:tab/>0,04%</text:p>
            <text:p text:style-name="P8"><text:tab/>orden usada: mpstat</text:p>
            <text:p text:style-name="P8">c) ¿Cuánto espacio de swap está libre y cuánto ocupado?</text:p>
            <text:p text:style-name="P8"><text:tab/>usando la orden:</text:p>
            <text:p text:style-name="P8"><text:tab/>hulidex@GE60-2PC:~/Dropbox/UGR/2º CURSO/1º Cuatrimestre/Sistemas Operativos/Prácticas/Práctica 3$ free -m</text:p>
            <text:p text:style-name="P8"><text:s text:c="14"/>total <text:s text:c="7"/>used <text:s text:c="7"/>free <text:s text:c="5"/>shared <text:s/>buff/cache <text:s text:c="2"/>available</text:p>
            <text:p text:style-name="P8"><text:tab/>Mem: <text:s text:c="9"/>11936 <text:s text:c="7"/>2427 <text:s text:c="7"/>5273 <text:s text:c="8"/>679 <text:s text:c="7"/>4234 <text:s text:c="7"/>8482</text:p>
            <text:p text:style-name="P8"><text:tab/>Swap: <text:s text:c="9"/>3905 <text:s text:c="10"/>0 <text:s text:c="7"/>3905</text:p>
            <text:p text:style-name="P9"><text:span text:style-name="T3"><text:tab/>Espacio usado 0 MB, Espacio Libre 3905MB</text:span></text:p>
          </table:table-cell>
        </table:table-row>
      </table:table>
      <text:p text:style-name="Standard"/>
      <text:p text:style-name="Standard">Mi solución a la <text:span text:style-name="T2">actividad 3.6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0">#!/bin/bash</text:p>
            <text:p text:style-name="P10">vmstat &gt;&gt; monitorizacion.txt</text:p>
            <text:p text:style-name="P10">num_procs=`cat "monitorizacion.txt"|tail -1|tr -s " " " "|cut -d " " -f2`</text:p>
            <text:p text:style-name="P10">num_procs_swap=`cat "monitorizacion.txt"|tail -1|tr -s " " " "|cut -d " " -f17`</text:p>
            <text:p text:style-name="P10">incremento_swap=`cat "monitorizacion.txt"|tail -1|tr -s " " " "|cut -d " " -f9`</text:p>
            <text:p text:style-name="P10">mem_libre=`cat "monitorizacion.txt"|tail -1|tr -s " " " "|cut -d " " -f5`</text:p>
            <text:p text:style-name="P10">echo "Hay " $num_procs " procesos en cola de ejecución"</text:p>
            <text:p text:style-name="P10">echo "Hay " $num_procs_swap " procesos ejecutándose en el área de intercambio"</text:p>
            <text:p text:style-name="P10"><text:soft-page-break/>if [ $incremento_swap -eq 0 ]</text:p>
            <text:p text:style-name="P10">then</text:p>
            <text:p text:style-name="P10">echo "No hay incremento de procesos pasándose a la memoria de intercambio"</text:p>
            <text:p text:style-name="P10">else</text:p>
            <text:p text:style-name="P10">echo "Se ha incrementado el numero de procesos que van a la memoria de</text:p>
            <text:p text:style-name="P10">intercambio en " $incremento_swap</text:p>
            <text:p text:style-name="P10">fi</text:p>
            <text:p text:style-name="P10">echo "La memoria libre es de " $mem_libre "KB"</text:p>
            <text:p text:style-name="P10">-</text:p>
            <text:p text:style-name="P10"><text:s/>Para realizar una revisión periódica( en este ejemplo que se actualice cada 4 segundos) ,</text:p>
            <text:p text:style-name="P10">podemos ejecutar en un terminal el siguiente comando:</text:p>
            <text:p text:style-name="P10"># watch –n 4 ./script_4-2.sh</text:p>
          </table:table-cell>
        </table:table-row>
      </table:table>
      <text:p text:style-name="Standard"/>
      <text:p text:style-name="Standard">Mi solución a la <text:span text:style-name="T2">actividad 3.8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0"/>
            <text:p text:style-name="P10">a) Que contenga el campo “access time” de los archivos del directorio especificado y que esté ordenado por dicho campo.</text:p>
            <text:p text:style-name="P10"/>
            <text:p text:style-name="P10">hulidex@GE60-2PC:~$ ls -u -lt</text:p>
            <text:p text:style-name="P10">total 44</text:p>
            <text:p text:style-name="P10">drwxr-xr-x 2 hulidex hulidex 4096 oct 29 20:05 Templates</text:p>
            <text:p text:style-name="P10">drwxr-xr-x 2 hulidex hulidex 4096 oct 29 20:05 Music</text:p>
            <text:p text:style-name="P10">drwxrwxr-x 3 hulidex hulidex 4096 oct 29 20:05 VirtualBox VMs</text:p>
            <text:p text:style-name="P10">drwxr-xr-x 3 hulidex hulidex 4096 oct 29 20:05 Pictures</text:p>
            <text:p text:style-name="P10">drwxr-xr-x 2 hulidex hulidex 4096 oct 29 20:05 Documents</text:p>
            <text:p text:style-name="P10">drwxrwxr-x 2 hulidex hulidex 4096 oct 29 20:05 NewFolder</text:p>
            <text:p text:style-name="P10">drwxr-xr-x 2 hulidex hulidex 4096 oct 29 20:05 Public</text:p>
            <text:p text:style-name="P10">drwxr-xr-x 3 hulidex hulidex 4096 oct 29 20:05 Videos</text:p>
            <text:p text:style-name="P10">drwx------ 8 hulidex hulidex 4096 oct 29 19:49 Dropbox</text:p>
            <text:p text:style-name="P10">drwxr-xr-x 2 hulidex hulidex 4096 oct 29 19:49 Desktop</text:p>
            <text:p text:style-name="P10">drwxr-xr-x 6 hulidex hulidex 4096 oct 29 17:37 Downloads</text:p>
            <text:p text:style-name="P10"><text:soft-page-break/></text:p>
            <text:p text:style-name="P10"/>
            <text:p text:style-name="P10">b) Que contenga el campo “ctime” de los archivos del directorio especificado y que esté ordenado por dicho campo.</text:p>
            <text:p text:style-name="P10"/>
            <text:p text:style-name="P10">hulidex@GE60-2PC:~$ ls -c -lt</text:p>
            <text:p text:style-name="P10">total 44</text:p>
            <text:p text:style-name="P10">drwx------ 8 hulidex hulidex 4096 oct 29 19:49 Dropbox</text:p>
            <text:p text:style-name="P10">drwxr-xr-x 6 hulidex hulidex 4096 oct 27 20:20 Downloads</text:p>
            <text:p text:style-name="P10">drwxr-xr-x 3 hulidex hulidex 4096 oct 17 22:48 Videos</text:p>
            <text:p text:style-name="P10">drwxr-xr-x 3 hulidex hulidex 4096 oct 17 22:48 Pictures</text:p>
            <text:p text:style-name="P10">drwxrwxr-x 2 hulidex hulidex 4096 oct 13 17:55 NewFolder</text:p>
            <text:p text:style-name="P10">drwxrwxr-x 3 hulidex hulidex 4096 oct <text:s/>9 19:15 VirtualBox VMs</text:p>
            <text:p text:style-name="P10">drwxr-xr-x 2 hulidex hulidex 4096 oct <text:s/>9 14:49 Desktop</text:p>
            <text:p text:style-name="P10">drwxr-xr-x 2 hulidex hulidex 4096 oct <text:s/>9 14:34 Documents</text:p>
            <text:p text:style-name="P10">drwxr-xr-x 2 hulidex hulidex 4096 oct <text:s/>9 14:34 Music</text:p>
            <text:p text:style-name="P10">drwxr-xr-x 2 hulidex hulidex 4096 oct <text:s/>9 14:34 Public</text:p>
            <text:p text:style-name="P10">drwxr-xr-x 2 hulidex hulidex 4096 oct <text:s/>9 14:34 Templates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  <text:p text:style-name="P5"/>
      <text:p text:style-name="Standard">Mi solución a la <text:span text:style-name="T2">actividad 3.9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0">1. Comprueba cuántos bloques de datos está usando la partición raíz del sistema UML del</text:p>
            <text:p text:style-name="P10">laboratorio. Ahora obtén la misma información pero expresada en “human readable format”:</text:p>
            <text:p text:style-name="P10">Megabytes o Gigabytes. Para ello consulta en detalle el manual en línea.</text:p>
            <text:p text:style-name="P10"/>
            <text:p text:style-name="P10"/>
            <text:p text:style-name="P10">hulidex@GE60-2PC:~$ df</text:p>
            <text:p text:style-name="P10">Filesystem <text:s text:c="4"/>1K-blocks <text:s text:c="4"/>Used Available Use% Mounted on</text:p>
            <text:p text:style-name="P10"><text:soft-page-break/>udev <text:s text:c="12"/>6091136 <text:s text:c="7"/>0 <text:s text:c="2"/>6091136 <text:s text:c="2"/>0% /dev</text:p>
            <text:p text:style-name="P10">tmpfs <text:s text:c="11"/>1222260 <text:s text:c="4"/>9680 <text:s text:c="2"/>1212580 <text:s text:c="2"/>1% /run</text:p>
            <text:p text:style-name="P10">/dev/sdb3 <text:s text:c="5"/>111073072 10389524 <text:s/>95018320 <text:s/>10% /</text:p>
            <text:p text:style-name="P10">tmpfs <text:s text:c="11"/>6111284 <text:s text:c="3"/>86884 <text:s text:c="2"/>6024400 <text:s text:c="2"/>2% /dev/shm</text:p>
            <text:p text:style-name="P10">tmpfs <text:s text:c="14"/>5120 <text:s text:c="7"/>4 <text:s text:c="5"/>5116 <text:s text:c="2"/>1% /run/lock</text:p>
            <text:p text:style-name="P10">tmpfs <text:s text:c="11"/>6111284 <text:s text:c="7"/>0 <text:s text:c="2"/>6111284 <text:s text:c="2"/>0% /sys/fs/cgroup</text:p>
            <text:p text:style-name="P10">/dev/sdb1 <text:s text:c="8"/>238938 <text:s text:c="4"/>3547 <text:s text:c="3"/>235391 <text:s text:c="2"/>2% /boot/efi</text:p>
            <text:p text:style-name="P10">/dev/sda1 <text:s text:c="5"/>123723748 21555848 <text:s/>95860060 <text:s/>19% /home</text:p>
            <text:p text:style-name="P10">tmpfs <text:s text:c="11"/>1222260 <text:s text:c="6"/>60 <text:s text:c="2"/>1222200 <text:s text:c="2"/>1% /run/user/1000</text:p>
            <text:p text:style-name="P10">/dev/sda2 <text:s text:c="6"/>52428796 <text:s text:c="3"/>99132 <text:s/>52329664 <text:s text:c="2"/>1% /media/hulidex/Files</text:p>
            <text:p text:style-name="P10"/>
            <text:p text:style-name="P10">Como se puede ver la partición raíz (expresada por /) en mi computador </text:p>
            <text:p text:style-name="P10">usa un numero total de 10389524 bloques.</text:p>
            <text:p text:style-name="P10"/>
            <text:p text:style-name="P10">Para expresar esta capacidad en una unidad de medida entendible por un humano:</text:p>
            <text:p text:style-name="P10"/>
            <text:p text:style-name="P10">hulidex@GE60-2PC:~$ df -h</text:p>
            <text:p text:style-name="P10">Filesystem <text:s text:c="5"/>Size <text:s/>Used Avail Use% Mounted on</text:p>
            <text:p text:style-name="P10">udev <text:s text:c="11"/>5,9G <text:s text:c="4"/>0 <text:s/>5,9G <text:s text:c="2"/>0% /dev</text:p>
            <text:p text:style-name="P10">tmpfs <text:s text:c="10"/>1,2G <text:s/>9,5M <text:s/>1,2G <text:s text:c="2"/>1% /run</text:p>
            <text:p text:style-name="P10">/dev/sdb3 <text:s text:c="6"/>106G <text:s text:c="2"/>10G <text:s text:c="2"/>91G <text:s/>10% /</text:p>
            <text:p text:style-name="P10">tmpfs <text:s text:c="10"/>5,9G <text:s text:c="2"/>85M <text:s/>5,8G <text:s text:c="2"/>2% /dev/shm</text:p>
            <text:p text:style-name="P10">tmpfs <text:s text:c="10"/>5,0M <text:s/>4,0K <text:s/>5,0M <text:s text:c="2"/>1% /run/lock</text:p>
            <text:p text:style-name="P10">tmpfs <text:s text:c="10"/>5,9G <text:s text:c="4"/>0 <text:s/>5,9G <text:s text:c="2"/>0% /sys/fs/cgroup</text:p>
            <text:p text:style-name="P10">/dev/sdb1 <text:s text:c="6"/>234M <text:s/>3,5M <text:s/>230M <text:s text:c="2"/>2% /boot/efi</text:p>
            <text:p text:style-name="P10">/dev/sda1 <text:s text:c="6"/>118G <text:s text:c="2"/>21G <text:s text:c="2"/>92G <text:s/>19% /home</text:p>
            <text:p text:style-name="P10">tmpfs <text:s text:c="10"/>1,2G <text:s text:c="2"/>60K <text:s/>1,2G <text:s text:c="2"/>1% /run/user/1000</text:p>
            <text:p text:style-name="P10">/dev/sda2 <text:s text:c="7"/>50G <text:s text:c="2"/>97M <text:s text:c="2"/>50G <text:s text:c="2"/>1% /media/hulidex/Files</text:p>
            <text:p text:style-name="P10"/>
            <text:p text:style-name="P10"/>
            <text:p text:style-name="P10">2. ¿Cuántos inodos se están usando en la partición raíz? ¿Cuántos nuevos archivos se podrían</text:p>
            <text:p text:style-name="P10"><text:soft-page-break/>crear en esta partición?</text:p>
            <text:p text:style-name="P10"/>
            <text:p text:style-name="P10">hulidex@GE60-2PC:~$ df -i</text:p>
            <text:p text:style-name="P10">Filesystem <text:s text:c="6"/>Inodes <text:s/>IUsed <text:s text:c="3"/>IFree IUse% Mounted on</text:p>
            <text:p text:style-name="P10">udev <text:s text:c="11"/>1522784 <text:s text:c="3"/>633 <text:s/>1522151 <text:s text:c="3"/>1% /dev</text:p>
            <text:p text:style-name="P10">tmpfs <text:s text:c="10"/>1527821 <text:s text:c="3"/>865 <text:s/>1526956 <text:s text:c="3"/>1% /run</text:p>
            <text:p text:style-name="P10">/dev/sdb3 <text:s text:c="6"/>7061504 332415 <text:s/>6729089 <text:s text:c="3"/>5% /</text:p>
            <text:p text:style-name="P10">tmpfs <text:s text:c="10"/>1527821 <text:s text:c="4"/>37 <text:s/>1527784 <text:s text:c="3"/>1% /dev/shm</text:p>
            <text:p text:style-name="P10">tmpfs <text:s text:c="10"/>1527821 <text:s text:c="5"/>5 <text:s/>1527816 <text:s text:c="3"/>1% /run/lock</text:p>
            <text:p text:style-name="P10">tmpfs <text:s text:c="10"/>1527821 <text:s text:c="4"/>16 <text:s/>1527805 <text:s text:c="3"/>1% /sys/fs/cgroup</text:p>
            <text:p text:style-name="P10">/dev/sdb1 <text:s text:c="12"/>0 <text:s text:c="5"/>0 <text:s text:c="7"/>0 <text:s text:c="4"/>- /boot/efi</text:p>
            <text:p text:style-name="P10">/dev/sda1 <text:s text:c="6"/>7864320 <text:s/>27889 <text:s/>7836431 <text:s text:c="3"/>1% /home</text:p>
            <text:p text:style-name="P10">tmpfs <text:s text:c="10"/>1527821 <text:s text:c="4"/>30 <text:s/>1527791 <text:s text:c="3"/>1% /run/user/1000</text:p>
            <text:p text:style-name="P10">/dev/sda2 <text:s text:c="5"/>52395200 <text:s text:c="4"/>36 52395164 <text:s text:c="3"/>1% /media/hulidex/Files</text:p>
            <text:p text:style-name="P10"/>
            <text:p text:style-name="P10">Fijandonos en mi computador, actualmente en la partición raíz se están usando 332415 inodos, se podrían crean tantos archivos como inodos libres es decir 6729089 archivos podrían crearse.</text:p>
            <text:p text:style-name="P10"/>
            <text:p text:style-name="P10">3. ¿Cuál es el tamaño del directorio /etc? ¿Y el del directorio /var? Compara estos tamaños con</text:p>
            <text:p text:style-name="P10">los de los directorios /bin, /usr y /lib. Anota brevemente tus conclusiones.</text:p>
            <text:p text:style-name="P10"/>
            <text:p text:style-name="P10">hulidex@GE60-2PC:~$ sudo du /etc/ -sh </text:p>
            <text:p text:style-name="P10">14M<text:tab/>/etc/</text:p>
            <text:p text:style-name="P10"/>
            <text:p text:style-name="P10">En mi caso mi directorio /etc tiene 14 Megabytes</text:p>
            <text:p text:style-name="P10"/>
            <text:p text:style-name="P10"/>
            <text:p text:style-name="P10">hulidex@GE60-2PC:~$ sudo du /var -sh</text:p>
            <text:p text:style-name="P10">1,2G<text:tab/>/var</text:p>
            <text:p text:style-name="P10"><text:s/></text:p>
            <text:p text:style-name="P10">El direcotorio /var tiene 1,2 Gygabytes</text:p>
            <text:p text:style-name="P10"><text:soft-page-break/></text:p>
            <text:p text:style-name="P10">Comparemos tamaños:</text:p>
            <text:p text:style-name="P10"/>
            <text:p text:style-name="P10">hulidex@GE60-2PC:~$ sudo du /etc /var /bin /usr /lib -sh</text:p>
            <text:p text:style-name="P10">14M<text:tab/>/etc</text:p>
            <text:p text:style-name="P10">1,2G<text:tab/>/var</text:p>
            <text:p text:style-name="P10">13M<text:tab/>/bin</text:p>
            <text:p text:style-name="P10">5,5G<text:tab/>/usr</text:p>
            <text:p text:style-name="P10">879M<text:tab/>/lib</text:p>
            <text:p text:style-name="P10"/>
            <text:p text:style-name="P10">tanto /etc como /bin tienen tamaños similares y además los más pequeños esto se puede deber a que los archivos que contienen no son de gran tamaño, como ya se </text:p>
            <text:p text:style-name="P10">vio en otras secciones el archivo /etc contiene ficheros de configuranción y el /bin aplicaciones binarias de importancia. </text:p>
            <text:p text:style-name="P10"/>
            <text:p text:style-name="P10">/usr es mucho mas pesada que las demás porque contiene todas las aplicaciones a las que pueden acceder la mayoría de usuarios del sistema</text:p>
            <text:p text:style-name="P10"/>
            <text:p text:style-name="P10">/var contiene archivos que varían, como registros y bases de datos</text:p>
            <text:p text:style-name="P10"><text:s/>y /lib contiene todas las librerías del sistema.</text:p>
            <text:p text:style-name="P10"/>
            <text:p text:style-name="P10">4. Obtén el número de bloques de tamaño 4 KB que utiliza la rama de la estructura jerárquica de</text:p>
            <text:p text:style-name="P10">directorios que comienza en el directorio /etc. En otras palabras, los bloques de tamaño 4 KB del</text:p>
            <text:p text:style-name="P10">subárbol cuya raíz es /etc. ¿Cuál es el tamaño de bloque, por omisión, utilizado en el SA?</text:p>
            <text:p text:style-name="P10"/>
            <text:p text:style-name="P10">hulidex@GE60-2PC:~$ sudo du /etc/ --block-size=4k -s </text:p>
            <text:p text:style-name="P10">3572<text:tab/>/etc/</text:p>
            <text:p text:style-name="P10"/>
            <text:p text:style-name="P10">Tiene 3572 bloques donde cada uno de esos bloques ocupan 4k. </text:p>
            <text:p text:style-name="P10">El tamaño por omisión de un bloque es de 1k.</text:p>
          </table:table-cell>
        </table:table-row>
      </table:table>
      <text:p text:style-name="P5"/>
      <text:p text:style-name="Standard">Mi solución a la <text:span text:style-name="T2">actividad 3.10</text:span> ha sido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0">Ordenes usadas para reproducir el ejemplo monstrado</text:p>
            <text:p text:style-name="P10">[root@localhost ~]# touch archivo.txt target_hardLink2.txt</text:p>
            <text:p text:style-name="P10">[root@localhost ~]# ln <text:s/>archivo.txt hardlink</text:p>
            <text:p text:style-name="P10">[root@localhost ~]# ln -s archivo.txt <text:s/>softlink</text:p>
            <text:p text:style-name="P10">[root@localhost ~]# ln target_hardLink2.txt hardlink2</text:p>
            <text:p text:style-name="P10">[root@localhost ~]# ls</text:p>
            <text:p text:style-name="P10">archivo.txt <text:s/>hardlink <text:s/>hardlink2 <text:s/>softlink <text:s/>target_hardLink2.txt</text:p>
            <text:p text:style-name="P10">[root@localhost ~]# ls -lai</text:p>
            <text:p text:style-name="P10">total 32</text:p>
            <text:p text:style-name="P10"><text:s text:c="2"/>311 dr-xr-x--- <text:s/>2 root root 4096 Oct 29 15:58 .</text:p>
            <text:p text:style-name="P10"><text:s text:c="4"/>2 dr-xr-xr-x 22 root root 4096 Oct 29 14:05 ..</text:p>
            <text:p text:style-name="P10"><text:s text:c="3"/>58 -rw------- <text:s/>1 root root <text:s text:c="2"/>53 Sep 13 <text:s/>2011 .bash_history</text:p>
            <text:p text:style-name="P10"><text:s/>3958 -rw-r--r-- <text:s/>1 root root <text:s text:c="2"/>18 Mar 30 <text:s/>2009 .bash_logout</text:p>
            <text:p text:style-name="P10"><text:s/>3959 -rw-r--r-- <text:s/>1 root root <text:s/>176 Mar 30 <text:s/>2009 .bash_profile</text:p>
            <text:p text:style-name="P10"><text:s/>3960 -rw-r--r-- <text:s/>1 root root <text:s/>176 Sep 22 <text:s/>2004 .bashrc</text:p>
            <text:p text:style-name="P10"><text:s/>3961 -rw-r--r-- <text:s/>1 root root <text:s/>100 Sep 22 <text:s/>2004 .cshrc</text:p>
            <text:p text:style-name="P10"><text:s/>3962 -rw-r--r-- <text:s/>1 root root <text:s/>129 Dec <text:s/>3 <text:s/>2004 .tcshrc</text:p>
            <text:p text:style-name="P10">14248 -rw-r--r-- <text:s/>2 root root <text:s text:c="3"/>0 Oct 29 15:54 archivo.txt</text:p>
            <text:p text:style-name="P10">14248 -rw-r--r-- <text:s/>2 root root <text:s text:c="3"/>0 Oct 29 15:54 hardlink</text:p>
            <text:p text:style-name="P10">14249 -rw-r--r-- <text:s/>2 root root <text:s text:c="3"/>0 Oct 29 15:54 hardlink2</text:p>
            <text:p text:style-name="P10">14251 lrwxrwxrwx <text:s/>1 root root <text:s text:c="2"/>11 Oct 29 15:58 softlink -&gt; archivo.txt</text:p>
            <text:p text:style-name="P10">14249 -rw-r--r-- <text:s/>2 root root <text:s text:c="3"/>0 Oct 29 15:54 target_hardLink2.txt</text:p>
            <text:p text:style-name="P10"/>
            <text:p text:style-name="P10"/>
            <text:p text:style-name="P10">COmo se puede ver tanto hardlink como archivo.txt comparten el mismo número de inodo 14248. Lo mismo ocurre con target_hardLink2.txt y hardlink2 que comparten el numero de inodo 14249</text:p>
            <text:p text:style-name="P10"/>
            <text:p text:style-name="P10">¿Por qué el contador de enlaces del archivo archivo.txt vale 2 si sobre el existen un enlace</text:p>
            <text:p text:style-name="P10">duro hardLink y un enlace simbólico softLink?</text:p>
            <text:p text:style-name="P10"/>
            <text:p text:style-name="P10">de la misma forma que la mayoria de los archivos tienen como contador de enlaces</text:p>
            <text:p text:style-name="P10"><text:soft-page-break/>el numero 1, porque existe un enlace duro por defecto en todos los archivos</text:p>
            <text:p text:style-name="P10">que creemos en el SA ese enlace es el enlace duro que tienen sobre el inodo</text:p>
            <text:p text:style-name="P10">asociado a ellos. Por tanto:</text:p>
            <text:p text:style-name="P10"><text:tab/>El archivo archivo.txt tiene 2 enlaces duros, el creado por nosotros y el</text:p>
            <text:p text:style-name="P10"><text:tab/>que tiene por defecto con su inodo asociado.</text:p>
          </table:table-cell>
        </table:table-row>
      </table:table>
      <text:p text:style-name="P5"/>
      <text:p text:style-name="Standard">Mi solución a la <text:span text:style-name="T2">actividad 3.12</text:span> ha sido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0">Ordenes usadas:</text:p>
            <text:p text:style-name="P10">[root@localhost ~]# mknod Bloques b 10 5</text:p>
            <text:p text:style-name="P10">[root@localhost ~]# mknod Caracteres c 10 5</text:p>
            <text:p text:style-name="P10">[root@localhost ~]# ls -li</text:p>
            <text:p text:style-name="P10">total 0</text:p>
            <text:p text:style-name="P10">14253 brw-r--r-- 1 root root 10, 5 Oct 29 16:09 Bloques</text:p>
            <text:p text:style-name="P10">14255 crw-r--r-- 1 root root 10, 5 Oct 29 16:10 Caracteres</text:p>
            <text:p text:style-name="P10">14248 -rw-r--r-- 2 root root <text:s text:c="4"/>0 Oct 29 15:54 archivo.txt</text:p>
            <text:p text:style-name="P10">14248 -rw-r--r-- 2 root root <text:s text:c="4"/>0 Oct 29 15:54 hardlink</text:p>
            <text:p text:style-name="P10">14249 -rw-r--r-- 2 root root <text:s text:c="4"/>0 Oct 29 15:54 hardlink2</text:p>
            <text:p text:style-name="P10">14251 lrwxrwxrwx 1 root root <text:s text:c="3"/>11 Oct 29 15:58 softlink -&gt; archivo.txt</text:p>
            <text:p text:style-name="P10">14249 -rw-r--r-- 2 root root <text:s text:c="4"/>0 Oct 29 15:54 target_hardLink2.txt</text:p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er"/>
    <style:style style:name="Título_20_31" style:display-name="Título 31" style:family="paragraph" style:parent-style-name="Header"/>
    <style:style style:name="Título_20_11" style:display-name="Título 11" style:family="paragraph" style:parent-style-name="Header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er"/>
    <style:style style:name="Título_20_51" style:display-name="Título 51" style:family="paragraph" style:parent-style-name="Header"/>
    <style:style style:name="Título_20_71" style:display-name="Título 71" style:family="paragraph" style:parent-style-name="Header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3</meta:editing-cycles>
    <meta:creation-date>2011-10-05T09:46:35.67</meta:creation-date>
    <meta:editing-duration>P1DT14M28S</meta:editing-duration>
    <meta:generator>LibreOffice/5.1.5.2$Linux_X86_64 LibreOffice_project/7a864d8825610a8c07cfc3bc01dd4fce6a9447e5</meta:generator>
    <dc:date>2016-10-29T22:24:50.110530697</dc:date>
    <meta:print-date>2011-10-06T10:39:21.37</meta:print-date>
    <meta:document-statistic meta:table-count="14" meta:image-count="1" meta:object-count="0" meta:page-count="12" meta:paragraph-count="275" meta:word-count="2259" meta:character-count="14015" meta:non-whitespace-character-count="11039"/>
    <meta:user-defined meta:name="Información 1"/>
    <meta:user-defined meta:name="Información 2"/>
    <meta:user-defined meta:name="Información 3"/>
    <meta:user-defined meta:name="Información 4"/>
  </office:meta>
</office:document-meta>
</file>